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a8e2" officeooo:paragraph-rsid="0019a8e2"/>
    </style:style>
    <style:style style:name="P2" style:family="paragraph" style:parent-style-name="Standard">
      <style:text-properties officeooo:rsid="001ab865" officeooo:paragraph-rsid="001ab865"/>
    </style:style>
    <style:style style:name="P3" style:family="paragraph" style:parent-style-name="Standard">
      <style:text-properties officeooo:rsid="001ab865" officeooo:paragraph-rsid="001ab865"/>
    </style:style>
    <style:style style:name="P4" style:family="paragraph" style:parent-style-name="Standard">
      <style:text-properties officeooo:rsid="001dc474" officeooo:paragraph-rsid="001dc474"/>
    </style:style>
    <style:style style:name="P5" style:family="paragraph" style:parent-style-name="Standard">
      <style:text-properties officeooo:rsid="001eeec4" officeooo:paragraph-rsid="001eeec4"/>
    </style:style>
    <style:style style:name="P6" style:family="paragraph" style:parent-style-name="Standard">
      <style:text-properties officeooo:rsid="00209f4b" officeooo:paragraph-rsid="00209f4b"/>
    </style:style>
    <style:style style:name="T1" style:family="text">
      <style:text-properties officeooo:rsid="001ab865"/>
    </style:style>
    <style:style style:name="T2" style:family="text">
      <style:text-properties officeooo:rsid="001ad8f3"/>
    </style:style>
    <style:style style:name="T3" style:family="text">
      <style:text-properties officeooo:rsid="001cb386"/>
    </style:style>
    <style:style style:name="T4" style:family="text">
      <style:text-properties officeooo:rsid="00226e74"/>
    </style:style>
    <style:style style:name="T5" style:family="text">
      <style:text-properties officeooo:rsid="00238c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- <text:s/>PROJETO PARTE 1</text:p>
      <text:p text:style-name="P1"/>
      <text:p text:style-name="P1">INTEGRANTES: Artur M. R. dos Santos (10297734), César Gasparini (10297630), Daniel Silva Nunes (<text:span text:style-name="T3">10297612</text:span>)</text:p>
      <text:p text:style-name="P1"/>
      <text:p text:style-name="P1">As mudanças feitas e implementadas nesta parte do projeto foram as seguintes: foram implementadas as funções STL, RCE, ALC e FRE, no maq.c; o montador foi modificado de forma que tivesse seu funcionamento de forma correta.</text:p>
      <text:p text:style-name="P1"/>
      <text:p text:style-name="P2">Utilizamos “temp” <text:span text:style-name="T2">como variável temporária, o indexALC representa uma referência para as instruções de alocação e liberação de espaço. Optamos por uma abordagem diferente para determinar rbp e o rsp, eles foram omitidos e chegam por meio de argumentos que são determinados pelo cliente da maq.c .</text:span></text:p>
      <text:p text:style-name="P2"/>
      <text:p text:style-name="P4">O montador, de maneira simplificada, gera um arquivo .c dada uma entrada com código de máquina. O programa foi testado e funciona corretamente.</text:p>
      <text:p text:style-name="P1"/>
      <text:p text:style-name="P1">A função STL, como especificada no pdf fornecido no PACA, <text:span text:style-name="T1">remove o elemento do topo e armazena no vetor de memória.</text:span></text:p>
      <text:p text:style-name="P2">A função RCE, como especificado no PACA, empilha o elemento do vetor de memória que se encontra na posição da pilha de execução dada como argumento na instrução.</text:p>
      <text:p text:style-name="P5">A função ALC, como dito em aula, aloca espaço na pilha de execução, e a função FRE, libera espaço da pilha de execução.</text:p>
      <text:p text:style-name="P2"/>
      <text:p text:style-name="P1"/>
      <text:p text:style-name="P6">Dada esta pequena noção do que foi implementado, segue informações de funcionamento mais específicas:</text:p>
      <text:p text:style-name="P6"/>
      <text:p text:style-name="P6">- STL: Desempilha da pilha de dados, e guarda na variável temporária. <text:span text:style-name="T5">Empilha a variável temporária</text:span>Enquanto nosso index de alocação for diferente do argumento dado pelo cliente <text:s/><text:span text:style-name="T4">somado a 1</text:span>, empilhe o que estava na pilha de dados, na pilha de execução, incrementando o index até o momento em que ele se torne igual ao argumento. Posteriormente, empilhamos a variável temporária na pilha de execução. Agora, tomamos a variável temporária como o que vem do topo da pilha de d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50:02.407268046</meta:creation-date>
    <dc:date>2017-09-19T17:19:06.456414655</dc:date>
    <meta:editing-duration>PT13M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291" meta:character-count="1767" meta:non-whitespace-character-count="1484"/>
  </office:meta>
</office:document-meta>
</file>